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mp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46">
            <text:p>846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10">
            <text:p>410</text:p>
          </table:table-cell>
          <table:table-cell table:style-name="ce23" office:value-type="float" office:value="78">
            <text:p>7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99">
            <text:p>699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25">
            <text:p>125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789">
            <text:p>2,789</text:p>
          </table:table-cell>
          <table:table-cell table:style-name="ce22" office:value-type="float" office:value="301">
            <text:p>30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80">
            <text:p>8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83">
            <text:p>8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21">
            <text:p>4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79">
            <text:p>67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6">
            <text:p>126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952">
            <text:p>2952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319">
            <text:p>4319</text:p>
          </table:table-cell>
          <table:table-cell table:style-name="ce22" office:value-type="float" office:value="280">
            <text:p>28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108">
            <text:p>7108</text:p>
          </table:table-cell>
          <table:table-cell table:style-name="ce22" office:value-type="float" office:value="581">
            <text:p>58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